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color="#4C4C4C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3.6657291666667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English</text:p>
          </table:table-cell>
          <table:table-cell office:value-type="string" table:style-name="ce1">
            <text:p>Mea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iff</text:p>
          </table:table-cell>
          <table:table-cell office:value-type="string" table:style-name="ce2">
            <text:p>A charge or list of charges either for services or on goods entering a coun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vail</text:p>
          </table:table-cell>
          <table:table-cell office:value-type="string" table:style-name="ce1">
            <text:p>to get control or influence // to be common among a group of people or area at a particular 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ybean</text:p>
          </table:table-cell>
          <table:table-cell office:value-type="string" table:style-name="ce1">
            <text:p>a type of bean grown esp. In Asia an the US, used as a food for people and anima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ek</text:p>
          </table:table-cell>
          <table:table-cell office:value-type="string" table:style-name="ce1">
            <text:p>the soft part of your face that is below your eye and between your mouth and e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ald</text:p>
          </table:table-cell>
          <table:table-cell office:value-type="string" table:style-name="ce1">
            <text:p>to be a sign that something important, and often good, is starting to happen, or to make publicly known, especially by celebrating or prasing it (proclamar, pregona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akthrough</text:p>
          </table:table-cell>
          <table:table-cell office:value-type="string" table:style-name="ce1">
            <text:p>an important discovery or event that helps to provide and answer to a probl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d off</text:p>
          </table:table-cell>
          <table:table-cell office:value-type="string" table:style-name="ce1">
            <text:p>to not do something inmmediate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lt</text:p>
          </table:table-cell>
          <table:table-cell office:value-type="string" table:style-name="ce1">
            <text:p>to (cause to) stop moving or doing something or happening (alto! / para!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ty</text:p>
          </table:table-cell>
          <table:table-cell office:value-type="string" table:style-name="ce1">
            <text:p>bad or very unpleasant / dangeorus or violent (U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deed</text:p>
          </table:table-cell>
          <table:table-cell office:value-type="string" table:style-name="ce1">
            <text:p>an act that is criminal or 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ch</text:p>
          </table:table-cell>
          <table:table-cell office:value-type="string" table:style-name="ce1">
            <text:p>to have or cause an uncomfortable feeling on the skin that makes you qant ro rub it with your nai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dless</text:p>
          </table:table-cell>
          <table:table-cell office:value-type="string" table:style-name="ce1">
            <text:p>stupid and meaning nothing / not needing much mental eff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hing</text:p>
          </table:table-cell>
          <table:table-cell office:value-type="string" table:style-name="ce3">
            <text:p><text:span text:style-name="T1">strong criticism of a particular type of person or thing / a physical attackt on someone</text:span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eve</text:p>
          </table:table-cell>
          <table:table-cell office:value-type="string" table:style-name="ce1">
            <text:p>to annoy some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ft</text:p>
          </table:table-cell>
          <table:table-cell office:value-type="string" table:style-name="ce1">
            <text:p>to lift, or carry something heavy using your h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lief</text:p>
          </table:table-cell>
          <table:table-cell office:value-type="string" table:style-name="ce1">
            <text:p>a feeling of happiness that something unpleasant has not happened or has 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ghum</text:p>
          </table:table-cell>
          <table:table-cell office:value-type="string" table:style-name="ce1">
            <text:p>a type of grain grown in hot countr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over up</text:p>
          </table:table-cell>
          <table:table-cell office:value-type="string" table:style-name="ce1">
            <text:p>to make things cleaner ot tidier (clean up, clean, clear out.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nt</text:p>
          </table:table-cell>
          <table:table-cell office:value-type="string" table:style-name="ce1">
            <text:p>(adjective) a blunt plencil, knife..is not sharp and therefore not able to write, cut.. we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rip sth away</text:p>
          </table:table-cell>
          <table:table-cell office:value-type="string" table:style-name="ce1">
            <text:p>to gradually reduce something important or something that has existed for a long 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ok</text:p>
          </table:table-cell>
          <table:table-cell office:value-type="string" table:style-name="ce1">
            <text:p>to frighten a person or anim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pose of sth(sb</text:p>
          </table:table-cell>
          <table:table-cell office:value-type="string" table:style-name="ce1">
            <text:p>to get rid of someone or something or deal with something so that the matter is finished (deshacerse d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raint</text:p>
          </table:table-cell>
          <table:table-cell office:value-type="string" table:style-name="ce1">
            <text:p>something that controls what you do by keeping you within particular limi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lete</text:p>
          </table:table-cell>
          <table:table-cell office:value-type="string" table:style-name="ce1">
            <text:p>to reduce something in size or amount, especially supplies of energy, money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e</text:p>
          </table:table-cell>
          <table:table-cell office:value-type="string" table:style-name="ce1">
            <text:p>(verb) to improve the quality, amount, or strength of someth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rmant</text:p>
          </table:table-cell>
          <table:table-cell office:value-type="string" table:style-name="ce1">
            <text:p>(adj) that it is not active or growing but has the ability to be active at a later 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ruggle</text:p>
          </table:table-cell>
          <table:table-cell office:value-type="string" table:style-name="ce1">
            <text:p>(verb) to experience difficulty and make a very great effort in order to do something (luchar, costa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ereas</text:p>
          </table:table-cell>
          <table:table-cell office:value-type="string" table:style-name="ce1">
            <text:p>(conjuction) compared with the fact that, b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elling</text:p>
          </table:table-cell>
          <table:table-cell office:value-type="string" table:style-name="ce1">
            <text:p>(adj) a reason,arugment.. which makes you believe it or accept it because it is so stro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nce</text:p>
          </table:table-cell>
          <table:table-cell office:value-type="string" table:style-name="ce1">
            <text:p>(adv) that is the reason or explanation for // example: his mother was Italian, hence his name – Lu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b sb up</text:p>
          </table:table-cell>
          <table:table-cell office:value-type="string" table:style-name="ce1">
            <text:p>to annoy someone without intending 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llow</text:p>
          </table:table-cell>
          <table:table-cell office:value-type="string" table:style-name="ce1">
            <text:p>(adj) habing only a short distance from the top to the bott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plus</text:p>
          </table:table-cell>
          <table:table-cell office:value-type="string" table:style-name="ce1">
            <text:p>(noun, adj) (an amount that is) more than is nee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ep up</text:p>
          </table:table-cell>
          <table:table-cell office:value-type="string" table:style-name="ce1">
            <text:p>to be able to understand or deal with something that is happening or changing very f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riking</text:p>
          </table:table-cell>
          <table:table-cell office:value-type="string" table:style-name="ce1">
            <text:p>(adj) very unusual or easily noticed, and therefore attracting a lot of attention // more attractive than us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ger</text:p>
          </table:table-cell>
          <table:table-cell office:value-type="string" table:style-name="ce1">
            <text:p>(adj) very small in amount or number; only as much or not as much as is needed or thought to be sui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ssel</text:p>
          </table:table-cell>
          <table:table-cell office:value-type="string" table:style-name="ce1">
            <text:p>(noun) a large boat or sh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ve out</text:p>
          </table:table-cell>
          <table:table-cell office:value-type="string" table:style-name="ce1">
            <text:p>to not live at the place where you work or stu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st</text:p>
          </table:table-cell>
          <table:table-cell office:value-type="string" table:style-name="ce1">
            <text:p>(adj) extremely bi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eer</text:p>
          </table:table-cell>
          <table:table-cell office:value-type="string" table:style-name="ce1">
            <text:p>(adj) used to emphasize how very great, important, or powerful a quality or feeling is; nothing expec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rishing-nourishe</text:p>
          </table:table-cell>
          <table:table-cell office:value-type="string" table:style-name="ce1">
            <text:p>(adj-verb)nutritive, that makes you healthy and stro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rth</text:p>
          </table:table-cell>
          <table:table-cell office:value-type="string" table:style-name="ce1">
            <text:p>(adj) having a particular value, especially in mon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riguing</text:p>
          </table:table-cell>
          <table:table-cell office:value-type="string" table:style-name="ce1">
            <text:p>(adj) ver interesting because of being unusual or myster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p</text:p>
          </table:table-cell>
          <table:table-cell office:value-type="string" table:style-name="ce1">
            <text:p>(verb) to cut and collect a grain cr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e</text:p>
          </table:table-cell>
          <table:table-cell office:value-type="string" table:style-name="ce1">
            <text:p>(verb) to force someone to have sex when they are inwilling, using violence or threatening behavio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wback</text:p>
          </table:table-cell>
          <table:table-cell office:value-type="string" table:style-name="ce1">
            <text:p>(noun) a disadvantage or the negative part of a situ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ger</text:p>
          </table:table-cell>
          <table:table-cell office:value-type="string" table:style-name="ce1">
            <text:p>(adj) wanting very much to do or have something, especially interesting or enjoy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irl</text:p>
          </table:table-cell>
          <table:table-cell office:value-type="string" table:style-name="ce1">
            <text:p>(verb) to (cause something to) turn around in cir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ignite</text:p>
          </table:table-cell>
          <table:table-cell office:value-type="string" table:style-name="ce1">
            <text:p>(verb) to make something such as a disagreement or worry that was disappearing grow stron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auspicious</text:p>
          </table:table-cell>
          <table:table-cell office:value-type="string" table:style-name="ce1">
            <text:p>(adj) showing signs that something will not be successful or posi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atter</text:p>
          </table:table-cell>
          <table:table-cell office:value-type="string" table:style-name="ce1">
            <text:p>(verb) to (cause to) move far apart in different direc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wning</text:p>
          </table:table-cell>
          <table:table-cell office:value-type="string" table:style-name="ce1">
            <text:p>(adj) a ** event or achievment is the best or most important 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quittal</text:p>
          </table:table-cell>
          <table:table-cell office:value-type="string" table:style-name="ce1">
            <text:p>(noun) the decision of a court that someone is not guil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se</text:p>
          </table:table-cell>
          <table:table-cell office:value-type="string" table:style-name="ce1">
            <text:p>(verb) to make or become less servere, difficult, unpleasant, painful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 devoid of</text:p>
          </table:table-cell>
          <table:table-cell office:value-type="string" table:style-name="ce1">
            <text:p>(verb) to lack or be without something that is necessary or us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ep</text:p>
          </table:table-cell>
          <table:table-cell office:value-type="string" table:style-name="ce1">
            <text:p>(verb) to clean especially a floor by using a brush to collect the dirt into one place from which it can be remov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ounding</text:p>
          </table:table-cell>
          <table:table-cell office:value-type="string" table:style-name="ce1">
            <text:p>(adj) very surprising or shock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r-blurrly</text:p>
          </table:table-cell>
          <table:table-cell office:value-type="string" table:style-name="ce1">
            <text:p>(noun-adv) something that you can not see clear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p someone up</text:p>
          </table:table-cell>
          <table:table-cell office:value-type="string" table:style-name="ce1">
            <text:p>(phrasal verb) cause someone problems or issues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Victor Castro</dc:creator>
    <meta:creation-date>2018-07-26T18:48:38Z</meta:creation-date>
    <dc:date>2018-09-28T13:58:24Z</dc:date>
    <meta:editing-cycles>7</meta:editing-cycles>
    <meta:editing-duration>PT1555S</meta:editing-duration>
  </office:meta>
</office:document-meta>
</file>